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70%" draw:textarea-horizontal-align="justify" draw:textarea-vertical-align="middle" draw:auto-grow-height="false" fo:min-height="11.772cm" fo:min-width="11.522cm" draw:shadow-opacity="70%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84cm" fo:min-width="5.001cm"/>
    </style:style>
    <style:style style:name="gr3" style:family="graphic" style:parent-style-name="objectwithoutfill">
      <style:graphic-properties svg:stroke-width="0.8cm" svg:stroke-color="#ffffff" draw:marker-start-width="1.4cm" draw:marker-end-width="1.4cm" draw:fill="none" draw:textarea-vertical-align="middle" fo:padding-top="0.525cm" fo:padding-bottom="0.525cm" fo:padding-left="0.65cm" fo:padding-right="0.65cm"/>
    </style:style>
    <style:style style:name="P1" style:family="paragraph">
      <loext:graphic-properties draw:fill="solid" draw:fill-color="#000000" draw:opacity="70%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7cm" svg:x="2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1cm" svg:height="8.5cm" draw:transform="rotate (-1.5707963267949) translate (16cm 6.5cm)">
          <text:p/>
          <draw:enhanced-geometry svg:viewBox="0 0 21600 21600" draw:glue-points="?f0 0 ?f1 10800 0 21600 10800 21600 21600 21600 ?f7 10800" draw:text-areas="?f1 10800 ?f2 18000 ?f3 7200 ?f4 21600" draw:type="isosceles-triangle" draw:modifiers="10856.566041329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1" draw:text-style-name="P1" draw:layer="controls" svg:width="17cm" svg:height="17cm" svg:x="2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controls" svg:x1="9cm" svg:y1="11cm" svg:x2="15.5cm" svg:y2="15cm">
          <text:p/>
        </draw:line>
        <draw:line draw:style-name="gr3" draw:text-style-name="P3" draw:layer="controls" svg:x1="9cm" svg:y1="6.5cm" svg:x2="9cm" svg:y2="11cm">
          <text:p/>
        </draw:line>
        <draw:line draw:style-name="gr3" draw:text-style-name="P3" draw:layer="controls" svg:x1="9cm" svg:y1="11cm" svg:x2="5.5cm" svg:y2="15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0.15cm" draw:distance="0.15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0:28:12.881093355</meta:creation-date>
    <meta:editing-duration>PT9M8S</meta:editing-duration>
    <meta:editing-cycles>4</meta:editing-cycles>
    <meta:generator>LibreOffice/6.4.7.2$Linux_X86_64 LibreOffice_project/40$Build-2</meta:generator>
    <meta:initial-creator>wolfgang </meta:initial-creator>
    <dc:date>2021-06-19T11:17:32.059208140</dc:date>
    <dc:creator>wolfgang </dc:creator>
    <meta:document-statistic meta:object-count="6"/>
    <meta:template xlink:type="simple" xlink:actuate="onRequest" xlink:title="default_drawing" xlink:href="../../../../../../../Templates/default_drawing.otg" meta:date="2021-06-19T10:28:12.308624335"/>
  </office:meta>
</office:document-meta>
</file>